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5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P10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top="0.222in" fo:margin-bottom="0in" loext:contextual-spacing="false" fo:line-height="100%"/>
    </style:style>
    <style:style style:name="P14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5" style:family="paragraph" style:parent-style-name="Heading_20_1">
      <style:text-properties fo:font-size="10pt" style:font-size-asian="10pt" style:font-size-complex="10pt"/>
    </style:style>
    <style:style style:name="P16" style:family="paragraph" style:parent-style-name="Heading_20_1">
      <style:paragraph-properties fo:padding="0in" fo:border="none"/>
    </style:style>
    <style:style style:name="P17" style:family="paragraph" style:parent-style-name="Subtitle">
      <style:paragraph-properties fo:padding="0in" fo:border="none"/>
    </style:style>
    <style:style style:name="P18" style:family="paragraph" style:parent-style-name="Title">
      <style:paragraph-properties fo:padding="0in" fo:border="none"/>
    </style:style>
    <style:style style:name="T1" style:family="text">
      <style:text-properties style:font-name="Open Sans" fo:font-size="24pt" style:font-name-asian="Open Sans1" style:font-size-asian="24pt" style:font-name-complex="Open Sans1" style:font-size-complex="24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fo:color="#2079c7" fo:font-size="14pt" fo:font-weight="bold" style:font-size-asian="14pt" style:font-weight-asian="bold" style:font-size-complex="14pt"/>
    </style:style>
    <style:style style:name="T7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8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9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b7b7b7"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bookmark text:name="_x8fm1uorkbaw"/><text:span text:style-name="T1">Georgios Adzhygai</text:span></text:p>
            <text:p text:style-name="P17"><text:bookmark text:name="_ymi089liagec"/><text:span text:style-name="T6">Machine Learning and MLOps</text:span></text:p>
          </table:table-cell>
          <table:table-cell table:style-name="Table1.A1" office:value-type="string">
            <text:p text:style-name="P3"><text:span text:style-name="T7">Germany, Hesse</text:span></text:p>
            <text:p text:style-name="P3"><text:span text:style-name="T7">Darmstadt, 64289</text:span></text:p>
            <text:p text:style-name="P3"><text:span text:style-name="T7">+4917667185991</text:span></text:p>
            <text:p text:style-name="P3"><text:span text:style-name="T8">george.adzhygai@gmail.com</text:span></text:p>
            <text:p text:style-name="P3"><text:span text:style-name="T7">www.linkedin.com/in/ayorgo</text:span></text:p>
          </table:table-cell>
        </table:table-row>
        <table:table-row table:style-name="Table1.2">
          <table:table-cell table:style-name="Table1.A1" table:number-rows-spanned="3" office:value-type="string">
            <text:p text:style-name="P16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9">Lyst | e-commerce</text:span></text:p>
            <text:p text:style-name="Heading_20_3"><text:bookmark text:name="_9refl3kgevmb"/><text:span text:style-name="T10">Nov 2019 - Jul 2022 · 2 yrs 7 mos</text:span></text:p>
            <text:p text:style-name="P2"><text:span text:style-name="T7">London, UK</text:span></text:p>
            <text:list xml:id="list1621986222" text:style-name="WWNum1">
              <text:list-item>
                <text:p text:style-name="P4"><text:span text:style-name="T7">Led end-to-end development and maintenance of cloud-based machine learning pipelines for the company's search and ranking division.</text:span></text:p>
              </text:list-item>
              <text:list-item>
                <text:p text:style-name="P5"><text:span text:style-name="T7">Oversaw experimentation, deployment, and subsequent monitoring of machine learning models.</text:span></text:p>
              </text:list-item>
              <text:list-item>
                <text:p text:style-name="P5"><text:span text:style-name="T7">Developed a set of tools to streamline and cost-optimize cloud experimentation.</text:span></text:p>
              </text:list-item>
              <text:list-item>
                <text:p text:style-name="P5"><text:span text:style-name="T7">Mediated collaboration between data scientists and software engineers.</text:span></text:p>
              </text:list-item>
              <text:list-item>
                <text:p text:style-name="P5"><text:span text:style-name="T7">Played a key role in designing and optimizing various information retrieval and recommendation models.</text:span></text:p>
              </text:list-item>
            </text:list>
            <text:p text:style-name="P7"><text:span text:style-name="T8">Skills:</text:span><text:span text:style-name="T7"> 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9">ETX Capital | financial services</text:span></text:p>
            <text:p text:style-name="Heading_20_3"><text:bookmark text:name="_ue226bar8pd8"/><text:span text:style-name="T10">May 2018 - May 2019 · 1 year</text:span></text:p>
            <text:p text:style-name="P2"><text:span text:style-name="T7">London, UK</text:span></text:p>
            <text:list xml:id="list125418921776357" text:continue-numbering="true" text:style-name="WWNum1">
              <text:list-item>
                <text:p text:style-name="P10"><text:span text:style-name="T7">Led a team of two data scientists</text:span></text:p>
              </text:list-item>
              <text:list-item>
                <text:p text:style-name="P11"><text:span text:style-name="T7">Established Python development and deployment pipelines for the entire company from scratch</text:span></text:p>
              </text:list-item>
              <text:list-item>
                <text:p text:style-name="P11"><text:span text:style-name="T7">Built a customer ranking model and deployed it through a RESTful API service</text:span></text:p>
              </text:list-item>
              <text:list-item>
                <text:p text:style-name="P11"><text:span text:style-name="T7">Delivered numerous internal reporting solutions of varying complexity</text:span></text:p>
              </text:list-item>
            </text:list>
            <text:p text:style-name="Standard"><text:span text:style-name="T8">Skills:</text:span><text:span text:style-name="T7"> MLOps ·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9">Zopa | fintech</text:span></text:p>
            <text:p text:style-name="Heading_20_3"><text:bookmark text:name="_3o7whld8au7t"/><text:span text:style-name="T10">Nov 2015 - Mar 2017 · 1 year 10 mos</text:span></text:p>
            <text:p text:style-name="P2"><text:span text:style-name="T7">London, UK</text:span></text:p>
            <text:list xml:id="list125418357781670" text:continue-numbering="true" text:style-name="WWNum1">
              <text:list-item>
                <text:p text:style-name="P10"><text:span text:style-name="T7">Developed the company's peer-to-peer lending platform</text:span></text:p>
              </text:list-item>
              <text:list-item>
                <text:p text:style-name="P11"><text:span text:style-name="T7">Designed and enhanced core parts of the platform including the matching engine and repayment processing</text:span></text:p>
              </text:list-item>
            </text:list>
            <text:p text:style-name="Standard"><text:span text:style-name="T8">Skills:</text:span><text:span text:style-name="T7"> T-SQL · ASP.NET · .NET · C#</text:span></text:p>
            <text:p text:style-name="Heading_20_2"><text:bookmark text:name="_66fv7vz3oj33"/><text:span text:style-name="T2">Experienced Engineer</text:span></text:p>
            <text:p text:style-name="Standard"><text:span text:style-name="T9">InsightSoftware.com | financial reporting</text:span></text:p>
            <text:p text:style-name="Heading_20_3"><text:bookmark text:name="_dky7b25tkdc7"/><text:span text:style-name="T10">Jun 2014 - Feb 2015 · 9 mos</text:span></text:p>
            <text:p text:style-name="P2"><text:span text:style-name="T7">London, UK</text:span></text:p>
            <text:list xml:id="list125418604785690" text:continue-numbering="true" text:style-name="WWNum1">
              <text:list-item>
                <text:p text:style-name="P10"><text:span text:style-name="T7">Contributed to both server and client ends of the company's bespoke BI system.</text:span></text:p>
              </text:list-item>
              <text:list-item>
                <text:p text:style-name="P11"><text:span text:style-name="T7">Fixed and enhanced system's core SQL generating engine</text:span></text:p>
              </text:list-item>
              <text:list-item>
                <text:p text:style-name="P11"><text:span text:style-name="T7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9">EPAM Systems | banking</text:span></text:p>
            <text:p text:style-name="Heading_20_3"><text:bookmark text:name="_d1ogujfx5osd"/><text:span text:style-name="T10">Apr 2013 - May 2014 · 1 year 2 mos</text:span></text:p>
            <text:p text:style-name="P2"><text:span text:style-name="T7">Kyiv, Ukraine</text:span></text:p>
            <text:list xml:id="list125419966546034" text:continue-numbering="true" text:style-name="WWNum1">
              <text:list-item>
                <text:p text:style-name="P10"><text:span text:style-name="T7">Developed corporate banking software within various teams and independently</text:span></text:p>
              </text:list-item>
              <text:list-item>
                <text:p text:style-name="P11"><text:span text:style-name="T7">Created a data import and processing tool using advanced SQL and a scheduling engine</text:span></text:p>
              </text:list-item>
              <text:list-item>
                <text:p text:style-name="P11"><text:span text:style-name="T7">Set up continuous integration environments for the above-mentioned projects</text:span></text:p>
              </text:list-item>
            </text:list>
            <text:p text:style-name="Standard"><text:span text:style-name="T8">Skills:</text:span><text:span text:style-name="T7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9">Terrasoft | customer relationship management</text:span></text:p>
            <text:p text:style-name="Heading_20_3"><text:bookmark text:name="_kpwpwc3j0xq8"/><text:span text:style-name="T10">Sep 2011 - Mar 2013 · 1 year 7 mos</text:span></text:p>
            <text:p text:style-name="P2"><text:span text:style-name="T7">Kyiv, Ukraine</text:span></text:p>
            <text:list xml:id="list125419842746554" text:continue-numbering="true" text:style-name="WWNum1">
              <text:list-item>
                <text:p text:style-name="P10"><text:span text:style-name="T7">Developed a web-based CRM on both front and back ends</text:span></text:p>
              </text:list-item>
              <text:list-item>
                <text:p text:style-name="P11"><text:span text:style-name="T7">Integrated an interactive charts library into the web application</text:span></text:p>
              </text:list-item>
            </text:list>
            <text:p text:style-name="Standard"><text:span text:style-name="T8">Skills:</text:span><text:span text:style-name="T7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9">SimCorp Ukraine LLC | investment management</text:span></text:p>
            <text:p text:style-name="Heading_20_3"><text:bookmark text:name="_4sqch810t4hk"/><text:span text:style-name="T10">Feb 2006 - Apr 2011 · 5 yrs 3 mos</text:span></text:p>
            <text:p text:style-name="P2"><text:span text:style-name="T7">Kyiv, Ukraine</text:span></text:p>
            <text:list xml:id="list125418320259727" text:continue-numbering="true" text:style-name="WWNum1">
              <text:list-item>
                <text:p text:style-name="P10"><text:span text:style-name="T7">Developed a custom investment management system</text:span></text:p>
              </text:list-item>
              <text:list-item>
                <text:p text:style-name="P11"><text:span text:style-name="T7">Built a data extraction/analysis utility</text:span></text:p>
              </text:list-item>
              <text:list-item>
                <text:p text:style-name="P11"><text:span text:style-name="T7">Took part in various development projects across the company as a senior consultant</text:span></text:p>
              </text:list-item>
            </text:list>
            <text:p text:style-name="Standard"><text:span text:style-name="T8">Skills:</text:span><text:span text:style-name="T7"> Dyalog APL/W</text:span></text:p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9">National Technical University of Ukraine 'Kyiv Polytechnic Institute'​</text:span></text:p>
            <text:p text:style-name="Heading_20_3"><text:bookmark text:name="_xpbd1zp5botp"/><text:span text:style-name="T10">2005 - 2007 · 2 yrs</text:span></text:p>
            <text:p text:style-name="P2"><text:span text:style-name="T7">Kyiv, Ukraine</text:span></text:p>
            <text:p text:style-name="Standard"><text:span text:style-name="T7">Skills: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9">National Technical University of Ukraine 'Kyiv Polytechnic Institute'​</text:span></text:p>
            <text:p text:style-name="Heading_20_3"><text:bookmark text:name="_c6669pcl3z00"/><text:span text:style-name="T10">2005 - 2007 · 2 yrs</text:span></text:p>
            <text:p text:style-name="P2"><text:span text:style-name="T7">Kyiv, Ukraine</text:span></text:p>
            <text:p text:style-name="Standard"><text:span text:style-name="T8">Skills:</text:span><text:span text:style-name="T7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9">http://arxiv.org/abs/cond-mat/0609447</text:span></text:p>
            <text:p text:style-name="Heading_20_3"><text:bookmark text:name="_7j1x1bcrwwm0"/><text:span text:style-name="T10">Sep 2006</text:span></text:p>
            <text:p text:style-name="P2"><text:span text:style-name="T7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Heading_20_1"><text:bookmark text:name="_4a3tt6k8vhz3"/><text:span text:style-name="T13">SKILLS</text:span></text:p>
            <text:p text:style-name="P13"><text:span text:style-name="T7">MLOps · Recommender Systems · Machine Learning · Python · Bash · Snowflake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3">CITIZENSHIPS</text:span></text:p>
            <text:p text:style-name="P13"><text:span text:style-name="T7">Greece (EU), United Kingdom</text:span></text:p>
            <text:p text:style-name="P16"><text:bookmark text:name="_cxxkes25b26"/><text:span text:style-name="T13">LANGUAGES</text:span></text:p>
            <text:p text:style-name="P8"><text:span text:style-name="T7">English</text:span></text:p>
            <text:p text:style-name="Heading_20_1"><text:bookmark text:name="_rk178gcgxsif"/><text:span text:style-name="T13">UP TO DATE COPY OF THIS DOCUMENT</text:span></text:p>
            <text:p text:style-name="P13"><text:span text:style-name="T7">https://github.com/ayorgo/cv/blob/master/georgios-adzhygai-cv.pdf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1"/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5"><text:bookmark text:name="_4a3tt6k8vhz32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9" meta:word-count="638" meta:character-count="4086" meta:non-whitespace-character-count="3556"/>
    <meta:generator>LibreOfficeDev/6.0.5.2$Linux_X86_64 LibreOffice_project/</meta:generator>
  </office:meta>
</office:document-meta>
</file>